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866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1.343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wrap-option="wrap"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 fo:wrap-option="wrap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background-color="transparent" fo:wrap-option="wrap" style:vertical-align="to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4" table:default-cell-style-name="ce4"/>
        <table:table-column table:style-name="co5" table:default-cell-style-name="ce4"/>
        <table:table-column table:style-name="co3" table:number-columns-repeated="1015" table:default-cell-style-name="ce4"/>
        <table:table-row table:style-name="ro1">
          <table:table-cell table:style-name="ce1" office:value-type="string" calcext:value-type="string">
            <text:p>dag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tab</text:p>
          </table:table-cell>
          <table:table-cell table:style-name="ce1"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ge_child</text:p>
          </table:table-cell>
          <table:table-cell office:value-type="string" calcext:value-type="string">
            <text:p>hs_age_year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e at clinical assessment</text:p>
          </table:table-cell>
          <table:table-cell table:number-columns-repeated="3"/>
          <table:table-cell office:value-type="string" calcext:value-type="string">
            <text:p>years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2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nox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4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10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5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child</text:p>
          </table:table-cell>
          <table:table-cell office:value-type="string" calcext:value-type="string">
            <text:p>hs_pm25_dy_hs_t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(weighted average) one day before hs test at total environments (home, school, other places and commuting)</text:p>
          </table:table-cell>
          <table:table-cell table:number-columns-repeated="3"/>
          <table:table-cell office:value-type="string" calcext:value-type="string">
            <text:p>microg / m6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2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2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nox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ox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10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10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1st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2n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irPollution_preg</text:p>
          </table:table-cell>
          <table:table-cell office:value-type="string" calcext:value-type="string">
            <text:p>h_pm25_ratio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m25 value (extrapolated back in time using ratio method) during 3rd trimester</text:p>
          </table:table-cell>
          <table:table-cell table:number-columns-repeated="3"/>
          <table:table-cell office:value-type="string" calcext:value-type="string">
            <text:p>microg / m3</text:p>
          </table:table-cell>
          <table:table-cell office:value-type="string" calcext:value-type="string">
            <text:p>air_pollution</text:p>
          </table:table-cell>
          <table:table-cell office:value-type="string" calcext:value-type="string">
            <text:p>OUTDOO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eastfeeding</text:p>
          </table:table-cell>
          <table:table-cell office:value-type="string" calcext:value-type="string">
            <text:p>h_b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breastfeeding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ever, ever</text:p>
          </table:table-cell>
          <table:table-cell table:number-columns-repeated="2"/>
          <table:table-cell office:value-type="string" calcext:value-type="string">
            <text:p>Diet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w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 (M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(M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 (Mi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i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(Mi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 (MnB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nb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(MnB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 (MBz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bz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(MBz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 (ME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(ME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meh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 (MEH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h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(MEH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 (MEOH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oh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(MEOH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 (MECP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cp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(MECP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(OH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h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OH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(OXOMiN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omin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OXOMiN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table:style-name="ce5" office:value-type="string" calcext:value-type="string">
            <text:p>hs_sample_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ype of urine sample collection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CUX, MUX, NUX</text:p>
          </table:table-cell>
          <table:table-cell office:value-type="string" calcext:value-type="string">
            <text:p>Combined urine night and morning, Morning urine, Night urine</text:p>
          </table:table-cell>
          <table:table-cell/>
          <table:table-cell office:value-type="string" calcext:value-type="string">
            <text:p>phthalat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 (ME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e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ME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 (ET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et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ET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 (PR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pr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PR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 (B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B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 (BUPA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bupa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BUPA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 (OXBE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oxb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OXBE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 (TRC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trcs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TRCS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henol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henol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 (DM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DM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(DM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DM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 (DM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 (DM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m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DM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 (DE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DE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 (DE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DE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(DEDTP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 (DEDTP)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dedtp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DEDTP)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emical</text:p>
          </table:table-cell>
          <table:table-cell office:value-type="string" calcext:value-type="string">
            <text:p>hs_matrix_c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pesticid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pesticides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ish (tuna, sardines, sprat) – 1/2 small can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anfrui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nned fruit with syrup / nectars – 1 small bow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cook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oked or pureed vegetables (pumpkin, aubergine, green beans, spinach, carro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s (orange, kiwi, mandarines, pears, apples, bananas, berries, melon, etc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ily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tty/oily fish (sardines, salmon, mackerel, tuna, trout, carp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aw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aw vegetables (lettuce, tomato, onion, pepper, carrot, cucumber, etc) – 1 smal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sea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afood (shellfish, squid, shrimp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wh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n/white fish (flat fish, perch, fish cakes) – 1 small serving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vitd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Vitamin 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m3_sup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d your child use Omega-3 fatty acid supplements?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</text:p>
          </table:table-cell>
          <table:table-cell table:number-columns-repeated="2"/>
          <table:table-cell office:value-type="string" calcext:value-type="string">
            <text:p>Supplemen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fast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isits a fast food restaurant/take awa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org_f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organic food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readymad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ats a ready-made supermarket meal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ary_habit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is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ish and seafood (hs_canfish+hs_oilyfish+hs_whfish+hs_seafood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v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vegetables (hs_cookveg+hs_rawveg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diet</text:p>
          </table:table-cell>
          <table:table-cell office:value-type="string" calcext:value-type="string">
            <text:p>hs_total_fruit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ood group: fruits (hs_canfruit+hs_dryfruit+hs_freshjuice+hs_fruits)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office:value-type="string" calcext:value-type="string">
            <text:p>Diet_food_groups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</text:p>
          </table:table-cell>
          <table:table-cell table:number-columns-repeated="2"/>
          <table:table-cell office:value-type="string" calcext:value-type="string">
            <text:p>Values below the limit of detection NOT imputed</text:p>
          </table:table-cell>
          <table:table-cell office:value-type="string" calcext:value-type="string">
            <text:p>microg / L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 office:value-type="string" calcext:value-type="string">
            <text:p>≥80% of the values were &lt;limit of detection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cotinine_c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icrog / g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matrix_c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cotinine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cotinine</text:p>
          </table:table-cell>
          <table:table-cell office:value-type="string" calcext:value-type="string">
            <text:p>biomark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tob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ich of the following best describes your consumption of tobacco?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smk_parent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moking status of parents (both)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either, one, both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ild_smoking</text:p>
          </table:table-cell>
          <table:table-cell office:value-type="string" calcext:value-type="string">
            <text:p>hs_globalex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Global exposure of the child to ETS (4 categories)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o exposure, exposure only outside, exposure only inside, exposure inside and outside</text:p>
          </table:table-cell>
          <table:table-cell table:number-columns-repeated="2"/>
          <table:table-cell table:number-columns-repeated="2" office:value-type="string" calcext:value-type="string">
            <text:p>tobacco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hort</text:p>
          </table:table-cell>
          <table:table-cell office:value-type="string" calcext:value-type="string">
            <text:p>h_cohor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hort name</text:p>
          </table:table-cell>
          <table:table-cell table:number-columns-repeated="4"/>
          <table:table-cell office:value-type="string" calcext:value-type="string">
            <text:p>common</text:p>
          </table:table-cell>
          <table:table-cell office:value-type="string" calcext:value-type="string">
            <text:p>OUTDO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nois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noise, Some noise, Noisy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healthc_tday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health on day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rmal, Health problem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rest_nt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rested the night befor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Yes, Not as well as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nvFactors_visit</text:p>
          </table:table-cell>
          <table:table-cell office:value-type="string" calcext:value-type="string">
            <text:p>hs_moo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ood of the child in the last few day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Usual, Not usual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 – extra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child</text:p>
          </table:table-cell>
          <table:table-cell office:value-type="string" calcext:value-type="string">
            <text:p>h_ethnicity_c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Which is the ethnicity of the child?</text:p>
          </table:table-cell>
          <table:table-cell table:number-columns-repeated="2" office:value-type="string" calcext:value-type="string">
            <text:p>African, Asian, Caucasian, Native_American, Other, Pakistani, White_not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ethnicity_mother</text:p>
          </table:table-cell>
          <table:table-cell office:value-type="string" calcext:value-type="string">
            <text:p>h_ethnicity_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Which is the ethnicity of the mother?</text:p>
          </table:table-cell>
          <table:table-cell office:value-type="string" calcext:value-type="string">
            <text:p>1,2,3,4,5,6,7</text:p>
          </table:table-cell>
          <table:table-cell office:value-type="string" calcext:value-type="string">
            <text:p>mother white European, mother Pakistani, mother Asian, mother African, mother other, mother native American, mother white but not European</text:p>
          </table:table-cell>
          <table:table-cell table:number-columns-repeated="3"/>
          <table:table-cell office:value-type="string" calcext:value-type="string">
            <text:p>HELIX_ethnicity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am_ca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family have a car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, Yes, Yes two or more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c_roo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oes your child have his / her own room?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 shares with parents / caregiver, No shares with sibling(s), Yes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wrk_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What is your current employment status?</text:p>
          </table:table-cell>
          <table:table-cell office:value-type="string" calcext:value-type="string">
            <text:p>1,2,3,4,5,6,7,8</text:p>
          </table:table-cell>
          <table:table-cell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hs_financ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How well would you say your family is managing financially these days.</text:p>
          </table:table-cell>
          <table:table-cell office:value-type="string" calcext:value-type="string">
            <text:p>1,2,3,4,5,6</text:p>
          </table:table-cell>
          <table:table-cell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scor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mily Affluence Scale (FAS II) continuous</text:p>
          </table:table-cell>
          <table:table-cell table:number-columns-repeated="4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amilySEP</text:p>
          </table:table-cell>
          <table:table-cell office:value-type="string" calcext:value-type="string">
            <text:p>FAS_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Family Affluence Scale (FAS II) categorical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office:value-type="string" calcext:value-type="string">
            <text:p>Socioeconomic</text:p>
          </table:table-cell>
          <table:table-cell office:value-type="string" calcext:value-type="string">
            <text:p>socioeconomic_social_capit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l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MP-based GA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ul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stational age estimated using ultrasound measurements if there were performed before 20 weeks of gestation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ma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A registered by the maternity record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ga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mbination of the three previous variables</text:p>
          </table:table-cell>
          <table:table-cell table:style-name="Default"/>
          <table:table-cell table:number-columns-repeated="2"/>
          <table:table-cell office:value-type="string" calcext:value-type="string">
            <text:p>weeks</text:p>
          </table:table-cell>
          <table:table-cell office:value-type="string" calcext:value-type="string">
            <text:p>Gestational age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weight</text:p>
          </table:table-cell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h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estational_age</text:p>
          </table:table-cell>
          <table:table-cell office:value-type="string" calcext:value-type="string">
            <text:p>e3_bl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rth length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GPF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General psychopathology factor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(symptom-specific factor)</text:p>
          </table:table-cell>
          <table:table-cell table:number-columns-repeated="4"/>
          <table:table-cell office:value-type="string" calcext:value-type="string">
            <text:p>pfactor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colo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colo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1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1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2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2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c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jection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fa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false alarm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hit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hit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miss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 numbers 3-back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_mean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hit reaction time numbers 3-bac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colo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color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colo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1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1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2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2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orrect responses (hits and correct rejections) numbers 3-back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numeros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etectability numbers 3-back</text:p>
          </table:table-cell>
          <table:table-cell table:number-columns-repeated="3"/>
          <table:table-cell office:value-type="string" calcext:value-type="string">
            <text:p>d'</text:p>
          </table:table-cell>
          <table:table-cell office:value-type="string" calcext:value-type="string">
            <text:p>nback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rrect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of correct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time_rav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orking time 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zero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in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ne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rrect response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missing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missing respons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misions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umber of commission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gruent_median 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incongruent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in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enter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center cue and congruent trials 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ouble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doubl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no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no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spatial_cong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dian of HRTs for spatial cue and congruent trials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ccuracy_A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accuracy</text:p>
          </table:table-cell>
          <table:table-cell table:number-columns-repeated="3"/>
          <table:table-cell office:value-type="string" calcext:value-type="string">
            <text:p>%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aler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er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conflic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nflict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nd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nd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orienting_exogenou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rienting exogenous network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2_media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(median)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hitrts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it Reaction Time Standard Error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nxious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R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ithdrawn/Depressed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matic complaint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So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ci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Pe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ough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t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ttention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No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Rule-Breaking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Ag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ggressive behavior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Esc_Otr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ther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fe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ffective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Ans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nxiety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So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Somatic problems 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TDAH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ADHD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Opo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Opposition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DSM_Con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SM-Conduct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In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n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Ex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xternalizing scale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ntelligence</text:p>
          </table:table-cell>
          <table:table-cell office:value-type="string" calcext:value-type="string">
            <text:p>hs_Gen_To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problems</text:p>
          </table:table-cell>
          <table:table-cell table:number-columns-repeated="3"/>
          <table:table-cell office:value-type="string" calcext:value-type="string">
            <text:p>count</text:p>
          </table:table-cell>
          <table:table-cell office:value-type="string" calcext:value-type="string">
            <text:p>CBCL</text:p>
          </table:table-cell>
          <table:table-cell office:value-type="string" calcext:value-type="string">
            <text:p>NEURO_main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yn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lcool during pregnancy</text:p>
          </table:table-cell>
          <table:table-cell table:style-name="Default"/>
          <table:table-cell table:number-columns-repeated="2"/>
          <table:table-cell office:value-type="string" calcext:value-type="string">
            <text:p>Glasses / week</text:p>
          </table:table-cell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w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Alcohol_preg</text:p>
          </table:table-cell>
          <table:table-cell office:value-type="string" calcext:value-type="string">
            <text:p>e3_alcpreg_1gd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lcool during pregnancy: more than 1 glass/d</text:p>
          </table:table-cell>
          <table:table-cell table:style-name="Default"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Covariates pregnancy</text:p>
          </table:table-cell>
          <table:table-cell office:value-type="string" calcext:value-type="string">
            <text:p>Pregnancy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mea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ish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ish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veg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Vegetables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ruit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ruit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dairy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airy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legume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gume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cereal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real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Diet_preg</text:p>
          </table:table-cell>
          <table:table-cell office:value-type="string" calcext:value-type="string">
            <text:p>h_fastfood_pre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Fast food comsumption during pregnancy</text:p>
          </table:table-cell>
          <table:table-cell table:number-columns-repeated="3"/>
          <table:table-cell office:value-type="string" calcext:value-type="string">
            <text:p>Times / week</text:p>
          </table:table-cell>
          <table:table-cell table:number-columns-repeated="2" office:value-type="string" calcext:value-type="string">
            <text:p>Pregnancy diet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m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marital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rital statu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iving with the father, Living alone, Other situation</text:p>
          </table:table-cell>
          <table:table-cell table:number-columns-repeated="2"/>
          <table:table-cell table:number-columns-repeated="2" office:value-type="string" calcext:value-type="string">
            <text:p>Mo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s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ocioeconomic status parents</text:p>
          </table:table-cell>
          <table:table-cell table:style-name="Default" office:value-type="string" calcext:value-type="string">
            <text:p>1,2,3</text:p>
          </table:table-cell>
          <table:table-cell office:value-type="string" calcext:value-type="string">
            <text:p>Low income, Medium income, High income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EP_preg</text:p>
          </table:table-cell>
          <table:table-cell office:value-type="string" calcext:value-type="string">
            <text:p>e3_edup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rent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SocioEco_Statu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p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1st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2n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yn_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active smoking during 3rd <text:s/>trimester of pregnancy 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1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1st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2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2n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asmokcigd_t3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an number of cigarettes smoked per day by the mother during 3rd trimester of pregnancy</text:p>
          </table:table-cell>
          <table:table-cell table:number-columns-repeated="2"/>
          <table:table-cell table:style-name="Default"/>
          <table:table-cell office:value-type="string" calcext:value-type="string">
            <text:p>Nb / day</text:p>
          </table:table-cell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any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1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1st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2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2n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e3_psmokt3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ernal passive smoking during 3rd trimester of pregnancy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, Yes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6m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6 month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1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1 year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2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2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3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3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4_5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4-5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7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7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nalSmoking_preg</text:p>
          </table:table-cell>
          <table:table-cell office:value-type="string" calcext:value-type="string">
            <text:p>h_pass_smok_8yr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 exposure to passive smoking at 8 years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/>
          <table:table-cell table:style-name="Default"/>
          <table:table-cell office:value-type="string" calcext:value-type="string">
            <text:p>Smoking</text:p>
          </table:table-cell>
          <table:table-cell office:value-type="string" calcext:value-type="string">
            <text:p>covariat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ropsychologicalDiagnosis_child</text:p>
          </table:table-cell>
          <table:table-cell office:value-type="string" calcext:value-type="string">
            <text:p>hs_neuro_diag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Any previous child neuropsychological diagnosis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No, Yes</text:p>
          </table:table-cell>
          <table:table-cell table:number-columns-repeated="2"/>
          <table:table-cell office:value-type="string" calcext:value-type="string">
            <text:p>nads</text:p>
          </table:table-cell>
          <table:table-cell office:value-type="string" calcext:value-type="string">
            <text:p>Neuropsycholog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hospholipid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hospholipid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ota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ch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ota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glyceride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glycerides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H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DL cholesterol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ldlco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DL cholesterol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hospho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phospholipid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hol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cholesterol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riglyc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riglycerides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otfat_cpe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ercentage of total fat in plasm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lipid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lipid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table:number-columns-repeated="2" office:value-type="string" calcext:value-type="string">
            <text:p>Lipid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k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na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a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d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s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es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cu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hg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o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pb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 <text:s/>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se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tl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zn_c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child</text:p>
          </table:table-cell>
          <table:table-cell office:value-type="string" calcext:value-type="string">
            <text:p>hs_matrix_c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es analysis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Plasma, Serum, Whole blood, Urine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otas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k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otas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gn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gn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od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n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od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Arseni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a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arseni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dm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d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dm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balt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balt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aes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aes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u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pper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rcury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hg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rcur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anganes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anganes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lybden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o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lybden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Lead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b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lea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elenium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selen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hallium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thalliu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l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hallium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Zinc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zn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zinc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meta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meta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meta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<text:span text:style-name="T1">st</text:span> trimester, 2nd trimester, 3rd trimester, Birth</text:p>
          </table:table-cell>
          <table:table-cell table:number-columns-repeated="2"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metal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meta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office:value-type="string" calcext:value-type="string">
            <text:p>Metals</text:p>
          </table:table-cell>
          <table:table-cell office:value-type="string" calcext:value-type="string">
            <text:p>Metal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eth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eth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iso-buty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i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iso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n-bu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nb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n-bu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 benz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bz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 benz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hydroxy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h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hydroxy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-5-oxohex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oh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-5-oxohex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2-ethyl 5-carboxypentyl phthal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cp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2-ethyl 5-carboxypen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sumDEHPm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Sum of DEHP metabolites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hydroxy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h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hydroxy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ono-4-methyl-7-oxooctyl phthal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omin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ono-4-methyl-7-oxooctyl phthal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thalat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thalat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thalat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thalat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thalat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m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e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eth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et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Eth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Prop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pr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Prop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bisphenol A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isphenol A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N-Butyl parabe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bupa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N-Butyl parabe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Oxybenzo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oxb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Oxybenzo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triclosan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rcs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Triclosan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henol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henol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henol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henol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Phenol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methyl di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m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m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m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thiophosphat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N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diethyl dithiophosphate 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dich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diethyl dithiophosphate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Detected, Undetected</text:p>
          </table:table-cell>
          <table:table-cell office:value-type="string" calcext:value-type="string">
            <text:p>Values above the limit of quantification, Values below the limit of quantification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Ng / ml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dedtp_mraw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ethyl dithiophosphateadjusted for creatinine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pesticides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pesticides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pesticides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pesticides were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OP Pesticides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o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ca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Dichotomous variable of cotinine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n-smokers, SHS smokers, Smokers</text:p>
          </table:table-cell>
          <table:table-cell office:value-type="string" calcext:value-type="string">
            <text:p>Values &lt;LOD or cotinine levels &lt;18.5 µg/L, Cotinine levels ≥18.5-50 µg/L, Cotinine levels &gt;50 µg/L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adj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adjusted for creatinine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µg / g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o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otinine (raw)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µg / L</text:p>
          </table:table-cell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o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o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o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o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o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g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Values below the limit of detection imputed</text:p>
          </table:table-cell>
          <table:table-cell office:value-type="string" calcext:value-type="string">
            <text:p>G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des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Sample description of creatinine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Quantifiable value, Values below &lt;LOD, Values INT/QOR, Sample not analysed</text:p>
          </table:table-cell>
          <table:table-cell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creatinine_mraw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Creatinine </text:p>
          </table:table-cell>
          <table:table-cell table:number-columns-repeated="2"/>
          <table:table-cell office:value-type="string" calcext:value-type="string">
            <text:p>Raw data sent by the laboratory - values below LOD not imputed</text:p>
          </table:table-cell>
          <table:table-cell office:value-type="string" calcext:value-type="string">
            <text:p>Mmol / L</text:p>
          </table:table-cell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matrix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Matrix used for the creatinine analysis</text:p>
          </table:table-cell>
          <table:table-cell office:value-type="string" calcext:value-type="string">
            <text:p>1,2,3,4,5</text:p>
          </table:table-cell>
          <table:table-cell office:value-type="string" calcext:value-type="string">
            <text:p>Plasma, Serum, Whole blood, Urine, Cordblood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timing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Time when creatinine sample was collected during pregnancy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1st trimester, 2nd trimester, 3rd trimester, Birth</text:p>
          </table:table-cell>
          <table:table-cell table:number-columns-repeated="2"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otherChemicals_preg</text:p>
          </table:table-cell>
          <table:table-cell office:value-type="string" calcext:value-type="string">
            <text:p>hs_laboratory_mcreatinine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Laboratory where creatinine was analysed</text:p>
          </table:table-cell>
          <table:table-cell office:value-type="string" calcext:value-type="string">
            <text:p>1,2,3,4</text:p>
          </table:table-cell>
          <table:table-cell office:value-type="string" calcext:value-type="string">
            <text:p>NIPH, INMA, RHEA, EDEN</text:p>
          </table:table-cell>
          <table:table-cell office:value-type="string" calcext:value-type="string">
            <text:p>Norway, Spain, Greece, France</text:p>
          </table:table-cell>
          <table:table-cell/>
          <table:table-cell table:number-columns-repeated="2" office:value-type="string" calcext:value-type="string">
            <text:p>Creatinine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Primary school, Secondary school, University degree or higher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aternalSEP_preg</text:p>
          </table:table-cell>
          <table:table-cell office:value-type="string" calcext:value-type="string">
            <text:p>e3_edufc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Paternal education in 3 categories</text:p>
          </table:table-cell>
          <table:table-cell table:style-name="Default" office:value-type="string" calcext:value-type="string">
            <text:p>0,1,2</text:p>
          </table:table-cell>
          <table:table-cell office:value-type="string" calcext:value-type="string">
            <text:p>Low, Middle, High</text:p>
          </table:table-cell>
          <table:table-cell table:number-columns-repeated="2"/>
          <table:table-cell table:number-columns-repeated="2" office:value-type="string" calcext:value-type="string">
            <text:p>Father</text:p>
          </table:table-cell>
          <table:table-cell office:value-type="string" calcext:value-type="string">
            <text:p>pre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ualityTesting_child</text:p>
          </table:table-cell>
          <table:table-cell office:value-type="string" calcext:value-type="string">
            <text:p>hs_qual_test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Quality of the testing</text:p>
          </table:table-cell>
          <table:table-cell office:value-type="string" calcext:value-type="string">
            <text:p>1,2,3</text:p>
          </table:table-cell>
          <table:table-cell office:value-type="string" calcext:value-type="string">
            <text:p>Normal, Some problems, Not usable</text:p>
          </table:table-cell>
          <table:table-cell table:number-columns-repeated="2"/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ason_visit</text:p>
          </table:table-cell>
          <table:table-cell office:value-type="string" calcext:value-type="string">
            <text:p>hs_date_n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test</text:p>
          </table:table-cell>
          <table:table-cell table:number-columns-repeated="3"/>
          <table:table-cell office:value-type="string" calcext:value-type="string">
            <text:p>dd/mm/yyyy</text:p>
          </table:table-cell>
          <table:table-cell office:value-type="string" calcext:value-type="string">
            <text:p>nads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ex_child</text:p>
          </table:table-cell>
          <table:table-cell office:value-type="string" calcext:value-type="string">
            <text:p>hs_sex</text:p>
          </table:table-cell>
          <table:table-cell office:value-type="string" calcext:value-type="string">
            <text:p>categorical</text:p>
          </table:table-cell>
          <table:table-cell office:value-type="string" calcext:value-type="string">
            <text:p>Child’s sex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Male, Female</text:p>
          </table:table-cell>
          <table:table-cell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Difference between blood time extraction and last meal time (raw)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ime_lastMeal</text:p>
          </table:table-cell>
          <table:table-cell office:value-type="string" calcext:value-type="string">
            <text:p>hs_dift_mealblood_imp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Imputed difference between blood time extraction and last meal time</text:p>
          </table:table-cell>
          <table:table-cell table:number-columns-repeated="5"/>
          <table:table-cell office:value-type="string" calcext:value-type="string">
            <text:p>sample_subcohort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h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ight</text:p>
          </table:table-cell>
          <table:table-cell table:number-columns-repeated="3"/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weigh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eight</text:p>
          </table:table-cell>
          <table:table-cell table:number-columns-repeated="3"/>
          <table:table-cell office:value-type="string" calcext:value-type="string">
            <text:p>kg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c_bmi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BMI</text:p>
          </table:table-cell>
          <table:table-cell table:number-columns-repeated="3"/>
          <table:table-cell office:value-type="string" calcext:value-type="string">
            <text:p>Kg / m^2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waist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Waist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midup_arm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Mid-upper arm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haracteristics_child</text:p>
          </table:table-cell>
          <table:table-cell office:value-type="string" calcext:value-type="string">
            <text:p>hs_head_circ</text:p>
          </table:table-cell>
          <table:table-cell office:value-type="string" calcext:value-type="string">
            <text:p>numerical</text:p>
          </table:table-cell>
          <table:table-cell office:value-type="string" calcext:value-type="string">
            <text:p>Head circumference</text:p>
          </table:table-cell>
          <table:table-cell table:number-columns-repeated="3"/>
          <table:table-cell office:value-type="string" calcext:value-type="string">
            <text:p>cm</text:p>
          </table:table-cell>
          <table:table-cell table:number-columns-repeated="2" office:value-type="string" calcext:value-type="string">
            <text:p>clinical</text:p>
          </table:table-cell>
          <table:table-cell office:value-type="string" calcext:value-type="string">
            <text:p>postnatal</text:p>
          </table:table-cell>
          <table:table-cell table:number-columns-repeated="1013"/>
        </table:table-row>
        <table:table-row table:style-name="ro1" table:number-rows-repeated="1047942">
          <table:table-cell table:number-columns-repeated="1024"/>
        </table:table-row>
        <table:table-row table:style-name="ro2" table:number-rows-repeated="1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E126:Sheet1.F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1">
      <number:month/>
      <number:text>/</number:text>
      <number:day/>
      <number:text>/</number:text>
      <number:year number:style="long"/>
    </number:date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number:min-decimal-places="1" number:min-integer-digits="1"/>
    </number:number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8">
      <number:hours/>
      <number:text>:</number:text>
      <number:minutes number:style="long"/>
      <number:text>:</number:text>
      <number:seconds number:style="long"/>
    </number:time-style>
    <number:date-style style:name="N159">
      <number:month number:textual="true"/>
      <number:text>-</number:text>
      <number:year/>
    </number:date-style>
    <number:time-style style:name="N16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">
      <number:minutes number:style="long"/>
      <number:text>:</number:text>
      <number:seconds number:style="long" number:decimal-places="1"/>
    </number:tim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date-style style:name="N164">
      <number:day/>
      <number:text>-</number:text>
      <number:month number:textual="true"/>
    </number:date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date-style style:name="N166">
      <number:day/>
      <number:text>-</number:text>
      <number:month number:textual="true"/>
      <number:text>-</number:text>
      <number:year/>
    </number:date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time-style style:name="N169">
      <number:minutes number:style="long"/>
      <number:text>:</number:text>
      <number:seconds number:style="long"/>
    </number:time-style>
    <number:currency-style style:name="N17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09:30:59.488074813</meta:creation-date>
    <meta:generator>LibreOffice/7.5.3.2$Linux_X86_64 LibreOffice_project/9f56dff12ba03b9acd7730a5a481eea045e468f3</meta:generator>
    <dc:date>2023-06-12T14:26:14.462690510</dc:date>
    <meta:editing-duration>P4DT13H56M35S</meta:editing-duration>
    <meta:editing-cycles>94</meta:editing-cycles>
    <meta:document-statistic meta:table-count="1" meta:cell-count="4404" meta:object-count="0"/>
  </office:meta>
</office:document-meta>
</file>